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pitch="variable" style:font-charset="x-symbol"/>
    <style:font-face style:name="Lohit Devanagari1" svg:font-family="'Lohit Devanagari'"/>
    <style:font-face style:name="Padauk Book" svg:font-family="'Padauk Book'"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Padauk Book" fo:font-size="18pt" officeooo:rsid="0005dfb3" officeooo:paragraph-rsid="0005dfb3" style:font-size-asian="18pt" style:font-size-complex="18pt"/>
    </style:style>
    <style:style style:name="T1" style:family="text">
      <style:text-properties style:font-name="OpenSymbo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cat chased the mouse from the road into the house before the house owner joined in the chase that saw the rat hide in their sons room. The son who longed to keep a rat as a pet was overjoyed. He immediately shut the door before him before feeding his bread on the rats whih in no time multiplied to phenomenal numbers. Some crawled under the bed, others inhabited the cupboard and the rest resided in the open space around his roo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pitch="variable" style:font-charset="x-symbol"/>
    <style:font-face style:name="Lohit Devanagari1" svg:font-family="'Lohit Devanagari'"/>
    <style:font-face style:name="Padauk Book" svg:font-family="'Padauk Book'"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21:29:54.642972425</meta:creation-date>
    <dc:date>2019-05-19T21:45:24.698273022</dc:date>
    <meta:editing-duration>PT4M59S</meta:editing-duration>
    <meta:editing-cycles>1</meta:editing-cycles>
    <meta:document-statistic meta:table-count="0" meta:image-count="0" meta:object-count="0" meta:page-count="1" meta:paragraph-count="1" meta:word-count="83" meta:character-count="435" meta:non-whitespace-character-count="352"/>
    <meta:generator>LibreOffice/6.0.7.3$Linux_X86_64 LibreOffice_project/00m0$Build-3</meta:generator>
  </office:meta>
</office:document-meta>
</file>